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ulka5" style:family="table">
      <style:table-properties style:width="3.7639in" fo:margin-left="0.4931in" table:align="left" style:writing-mode="lr-tb"/>
    </style:style>
    <style:style style:name="Tabulka5.A" style:family="table-column">
      <style:table-column-properties style:column-width="1.875in"/>
    </style:style>
    <style:style style:name="Tabulka5.B" style:family="table-column">
      <style:table-column-properties style:column-width="1.8889in"/>
    </style:style>
    <style:style style:name="Tabulka5.1" style:family="table-row">
      <style:table-row-properties style:keep-together="true" fo:keep-together="auto"/>
    </style:style>
    <style:style style:name="Tabulka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ulka5.B1" style:family="table-cell">
      <style:table-cell-properties style:vertical-align="top" fo:padding-left="0.075in" fo:padding-right="0.075in" fo:padding-top="0in" fo:padding-bottom="0in" fo:border="0.0069in solid #000000" style:writing-mode="lr-tb"/>
    </style:style>
    <style:style style:name="P1" style:family="paragraph" style:parent-style-name="Normální_20__28_web_29_">
      <style:paragraph-properties fo:text-align="justify" style:justify-single-word="false"/>
      <style:text-properties style:font-name="Arial" fo:font-size="10pt" style:font-size-asian="10pt" style:font-name-complex="Arial" style:font-size-complex="10pt"/>
    </style:style>
    <style:style style:name="P2" style:family="paragraph" style:parent-style-name="Normální_20__28_web_29_">
      <style:paragraph-properties fo:text-align="justify" style:justify-single-word="false"/>
      <style:text-properties style:font-name="Arial" fo:font-size="10pt" fo:font-weight="bold" style:font-size-asian="10pt" style:font-weight-asian="bold" style:font-name-complex="Arial" style:font-size-complex="10pt" style:font-weight-complex="bold"/>
    </style:style>
    <style:style style:name="P3" style:family="paragraph" style:parent-style-name="Normální_20__28_web_29_">
      <style:paragraph-properties fo:line-height="100%" fo:text-align="justify" style:justify-single-word="false"/>
      <style:text-properties style:font-name="Times New Roman"/>
    </style:style>
    <style:style style:name="P4" style:family="paragraph" style:parent-style-name="Normální_20__28_web_29_">
      <style:paragraph-properties fo:margin-top="0in" fo:margin-bottom="0in" fo:text-align="justify" style:justify-single-word="false"/>
      <style:text-properties style:font-name="Arial" fo:font-size="10pt" style:font-size-asian="10pt" style:font-name-complex="Arial" style:font-size-complex="10pt"/>
    </style:style>
    <style:style style:name="P5" style:family="paragraph" style:parent-style-name="Normální_20__28_web_29_">
      <style:paragraph-properties fo:margin-top="0in" fo:margin-bottom="0in" fo:text-align="justify" style:justify-single-word="false"/>
      <style:text-properties style:font-name="Arial" fo:font-size="10pt" fo:font-weight="bold" style:font-size-asian="10pt" style:font-weight-asian="bold" style:font-name-complex="Arial" style:font-size-complex="10pt" style:font-weight-complex="bold"/>
    </style:style>
    <style:style style:name="P6" style:family="paragraph" style:parent-style-name="Text_20_body">
      <style:paragraph-properties fo:margin-top="0in" fo:margin-bottom="0in" fo:line-height="100%"/>
      <style:text-properties style:font-name="Times New Roman" fo:font-weight="bold" style:font-weight-asian="bold" style:font-weight-complex="bold"/>
    </style:style>
    <style:style style:name="P7" style:family="paragraph" style:parent-style-name="Text_20_body">
      <style:paragraph-properties fo:margin-top="0in" fo:margin-bottom="0in" fo:line-height="100%" fo:text-align="justify" style:justify-single-word="false"/>
      <style:text-properties style:font-name="Times New Roman" fo:font-size="10pt" fo:font-weight="normal" style:font-size-asian="10pt" style:font-weight-asian="normal" style:font-name-complex="Arial" style:font-size-complex="10pt" style:font-weight-complex="normal"/>
    </style:style>
    <style:style style:name="P8" style:family="paragraph" style:parent-style-name="Normal_20__28_Web_29_">
      <style:paragraph-properties fo:margin-top="0in" fo:margin-bottom="0in"/>
      <style:text-properties style:font-name="Arial" fo:font-size="10pt" fo:language="en" fo:country="US"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10" style:family="paragraph" style:parent-style-name="Standard">
      <style:paragraph-properties fo:text-align="justify" style:justify-single-word="false"/>
      <style:text-properties fo:color="#000000" style:font-name="Times New Roman" fo:font-size="10pt" fo:font-weight="bold" style:font-size-asian="10pt" style:font-weight-asian="bold" style:font-name-complex="Arial" style:font-size-complex="10pt" style:font-weight-complex="bold"/>
    </style:style>
    <style:style style:name="P11" style:family="paragraph" style:parent-style-name="Standard">
      <style:paragraph-properties fo:text-align="justify" style:justify-single-word="false" style:text-autospace="none"/>
      <style:text-properties fo:color="#000000" style:font-name="Arial" fo:font-size="10pt" fo:font-weight="normal" style:font-size-asian="10pt" style:font-weight-asian="normal" style:font-name-complex="Arial" style:font-size-complex="10pt" style:font-weight-complex="normal"/>
    </style:style>
    <style:style style:name="P12" style:family="paragraph" style:parent-style-name="Standard">
      <style:paragraph-properties fo:orphans="0" fo:widows="0" style:text-autospace="none" style:snap-to-layout-grid="false"/>
      <style:text-properties fo:color="#000000" style:font-name="Arial" fo:font-size="10pt" fo:font-weight="bold" style:font-size-asian="10pt" style:font-weight-asian="bold" style:font-name-complex="Arial" style:font-size-complex="10pt" style:font-style-complex="italic"/>
    </style:style>
    <style:style style:name="P13" style:family="paragraph" style:parent-style-name="Standard">
      <style:paragraph-properties fo:orphans="0" fo:widows="0" style:text-autospace="none" style:snap-to-layout-grid="false"/>
    </style:style>
    <style:style style:name="P14" style:family="paragraph" style:parent-style-name="Standard">
      <style:paragraph-properties fo:margin-left="0in" fo:margin-right="0in" fo:text-align="justify" style:justify-single-word="false" fo:text-indent="0.4917in" style:auto-text-indent="false"/>
      <style:text-properties style:font-name="Arial" fo:font-size="10pt" style:font-size-asian="10pt" style:font-name-complex="Arial" style:font-size-complex="10pt"/>
    </style:style>
    <style:style style:name="P15" style:family="paragraph" style:parent-style-name="Standard">
      <style:paragraph-properties fo:margin-left="0in" fo:margin-right="0in" fo:text-align="justify" style:justify-single-word="false" fo:text-indent="0.4917in" style:auto-text-indent="false"/>
    </style:style>
    <style:style style:name="P16" style:family="paragraph" style:parent-style-name="Standard">
      <style:paragraph-properties fo:orphans="0" fo:widows="0" fo:background-color="#ffffff" style:text-autospace="none">
        <style:background-image/>
      </style:paragraph-properties>
      <style:text-properties style:font-name="Arial" fo:font-size="10pt" style:font-size-asian="10pt" style:font-name-complex="Arial" style:font-size-complex="10pt" style:font-style-complex="italic" style:font-weight-complex="bold"/>
    </style:style>
    <style:style style:name="P17" style:family="paragraph" style:parent-style-name="Standard">
      <style:paragraph-properties fo:margin-left="0.25in" fo:margin-right="0in" fo:text-indent="0in" style:auto-text-indent="false"/>
    </style:style>
    <style:style style:name="P18" style:family="paragraph" style:parent-style-name="Standard">
      <style:paragraph-properties fo:margin-left="0.4957in" fo:margin-right="0in" fo:line-height="150%" fo:text-indent="-0.248in" style:auto-text-indent="false"/>
      <style:text-properties style:font-name="Arial" fo:font-size="10pt" fo:font-weight="bold" style:font-size-asian="10pt" style:font-weight-asian="bold" style:font-name-complex="Arial" style:font-size-complex="10pt" style:font-weight-complex="bold"/>
    </style:style>
    <style:style style:name="P19" style:family="paragraph" style:parent-style-name="Standard">
      <style:paragraph-properties fo:margin-top="0.0835in" fo:margin-bottom="0in" fo:text-align="justify" style:justify-single-word="false" style:text-autospace="none"/>
      <style:text-properties fo:color="#000000" style:font-name="Arial" fo:font-size="10pt" fo:font-weight="bold" style:font-size-asian="10pt" style:font-weight-asian="bold" style:font-name-complex="Arial" style:font-size-complex="10pt" style:font-weight-complex="bold"/>
    </style:style>
    <style:style style:name="P20" style:family="paragraph" style:parent-style-name="Standard">
      <style:paragraph-properties fo:margin-top="0.0835in" fo:margin-bottom="0in" fo:text-align="justify" style:justify-single-word="false" style:text-autospace="none"/>
      <style:text-properties fo:color="#000000" style:font-name="Arial" fo:font-size="10pt" fo:font-weight="normal" style:font-size-asian="10pt" style:font-weight-asian="normal" style:font-name-complex="Arial" style:font-size-complex="10pt" style:font-weight-complex="normal"/>
    </style:style>
    <style:style style:name="P21" style:family="paragraph" style:parent-style-name="Standard">
      <style:paragraph-properties fo:margin-top="0.0835in" fo:margin-bottom="0in" fo:orphans="0" fo:widows="0" fo:background-color="#ffffff" style:text-autospace="none">
        <style:background-image/>
      </style:paragraph-properties>
      <style:text-properties fo:color="#000000" style:font-name="Arial" fo:font-size="10pt" fo:font-weight="bold" style:font-size-asian="10pt" style:font-weight-asian="bold" style:font-name-complex="Arial" style:font-size-complex="10pt" style:font-style-complex="italic"/>
    </style:style>
    <style:style style:name="P22" style:family="paragraph" style:parent-style-name="Standard">
      <style:paragraph-properties fo:margin-top="0.0835in" fo:margin-bottom="0in" fo:text-align="justify" style:justify-single-word="false" fo:orphans="0" fo:widows="0" fo:background-color="#ffffff" style:text-autospace="none">
        <style:background-image/>
      </style:paragraph-properties>
      <style:text-properties fo:color="#000000" style:font-name="Arial" fo:font-size="10pt" fo:font-weight="bold" style:font-size-asian="10pt" style:font-weight-asian="bold" style:font-name-complex="Arial" style:font-size-complex="10pt" style:font-style-complex="italic" style:font-weight-complex="bold"/>
    </style:style>
    <style:style style:name="P23" style:family="paragraph" style:parent-style-name="Standard">
      <style:paragraph-properties fo:margin-top="0.0835in" fo:margin-bottom="0in" fo:text-align="justify" style:justify-single-word="false" fo:orphans="0" fo:widows="0" fo:background-color="#ffffff" style:text-autospace="none">
        <style:background-image/>
      </style:paragraph-properties>
      <style:text-properties fo:color="#000000" style:font-name="Arial" fo:font-size="10pt" fo:font-weight="normal" style:font-size-asian="10pt" style:font-weight-asian="normal" style:font-name-complex="Arial" style:font-size-complex="10pt" style:font-style-complex="italic" style:font-weight-complex="normal"/>
    </style:style>
    <style:style style:name="P24" style:family="paragraph" style:parent-style-name="Standard">
      <style:paragraph-properties fo:margin-left="0.5in" fo:margin-right="0in" fo:margin-top="0in" fo:margin-bottom="0.0835in" fo:text-align="justify" style:justify-single-word="false" fo:text-indent="-0.0075in" style:auto-text-indent="false"/>
      <style:text-properties fo:color="#000000" style:font-name="Arial" fo:font-size="10pt" fo:font-weight="bold" style:font-size-asian="10pt" style:font-weight-asian="bold" style:font-name-complex="Arial" style:font-size-complex="10pt" style:font-style-complex="italic"/>
    </style:style>
    <style:style style:name="P25" style:family="paragraph" style:parent-style-name="Standard">
      <style:paragraph-properties fo:margin-left="0.25in" fo:margin-right="0in" fo:text-align="justify" style:justify-single-word="false" fo:text-indent="0.2417in" style:auto-text-indent="false"/>
      <style:text-properties style:font-name="Arial" fo:font-size="10pt" style:font-size-asian="10pt" style:font-name-complex="Arial" style:font-size-complex="10pt"/>
    </style:style>
    <style:style style:name="P26" style:family="paragraph" style:parent-style-name="Standard">
      <style:paragraph-properties fo:margin-left="0.248in" fo:margin-right="0in" fo:margin-top="0.0835in" fo:margin-bottom="0in" fo:text-align="justify" style:justify-single-word="false" fo:text-indent="0.2402in" style:auto-text-indent="false"/>
      <style:text-properties style:font-name="Arial" fo:font-size="10pt" fo:font-weight="bold" style:font-size-asian="10pt" style:font-weight-asian="bold" style:font-name-complex="Arial" style:font-size-complex="10pt"/>
    </style:style>
    <style:style style:name="P27" style:family="paragraph" style:parent-style-name="Standard">
      <style:paragraph-properties fo:margin-left="0.248in" fo:margin-right="0in" fo:margin-top="0.0835in" fo:margin-bottom="0in" fo:text-align="justify" style:justify-single-word="false" fo:text-indent="0.2402in" style:auto-text-indent="false"/>
      <style:text-properties style:font-name="Arial" fo:font-size="10pt" fo:font-weight="normal" style:font-size-asian="10pt" style:font-weight-asian="normal" style:font-name-complex="Arial" style:font-size-complex="10pt" style:font-weight-complex="normal"/>
    </style:style>
    <style:style style:name="P28" style:family="paragraph" style:parent-style-name="Standard">
      <style:paragraph-properties fo:margin-left="0.248in" fo:margin-right="0in" fo:margin-top="0.0835in" fo:margin-bottom="0in" fo:orphans="0" fo:widows="0" fo:text-indent="0.2402in" style:auto-text-indent="false" fo:background-color="#ffffff" style:text-autospace="none">
        <style:background-image/>
      </style:paragraph-properties>
      <style:text-properties fo:color="#000000" style:font-name="Arial" fo:font-size="10pt" fo:font-weight="bold" style:font-size-asian="10pt" style:font-weight-asian="bold" style:font-name-complex="Arial" style:font-size-complex="10pt" style:font-style-complex="italic"/>
    </style:style>
    <style:style style:name="P29"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style>
    <style:style style:name="P30" style:family="paragraph" style:parent-style-name="Standard">
      <style:paragraph-properties fo:text-align="justify" style:justify-single-word="false"/>
      <style:text-properties style:font-name="Arial" fo:font-size="12pt" fo:font-weight="bold" style:font-size-asian="12pt" style:font-weight-asian="bold" style:font-name-complex="Arial" style:font-size-complex="12pt"/>
    </style:style>
    <style:style style:name="P31"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32" style:family="paragraph" style:parent-style-name="Standard" style:list-style-name="WW8Num4">
      <style:paragraph-properties fo:margin-left="0in" fo:margin-right="0in" fo:text-align="justify" style:justify-single-word="false" fo:text-indent="0.4917in" style:auto-text-indent="false"/>
      <style:text-properties style:font-name="Arial" fo:font-size="10pt" style:font-size-asian="10pt" style:font-name-complex="Arial" style:font-size-complex="10pt"/>
    </style:style>
    <style:style style:name="P33" style:family="paragraph" style:parent-style-name="Standard" style:list-style-name="WW8Num5">
      <style:paragraph-properties fo:margin-left="0.5in" fo:margin-right="0in" fo:orphans="0" fo:widows="0" fo:text-indent="0in" style:auto-text-indent="false" fo:background-color="#ffffff" style:text-autospace="none">
        <style:tab-stops>
          <style:tab-stop style:position="2.3752in"/>
        </style:tab-stops>
        <style:background-image/>
      </style:paragraph-properties>
      <style:text-properties style:font-name="Arial" fo:font-size="10pt" fo:font-weight="bold" style:font-size-asian="10pt" style:font-weight-asian="bold" style:font-name-complex="Arial" style:font-size-complex="10pt" style:font-style-complex="italic"/>
    </style:style>
    <style:style style:name="P34" style:family="paragraph" style:parent-style-name="Standard" style:list-style-name="WW8Num10">
      <style:paragraph-properties fo:margin-left="0.4957in" fo:margin-right="0in" fo:line-height="150%" fo:text-indent="-0.248in" style:auto-text-indent="false"/>
    </style:style>
    <style:style style:name="P35" style:family="paragraph" style:parent-style-name="Standard" style:list-style-name="WW8Num6">
      <style:paragraph-properties fo:margin-left="0.4957in" fo:margin-right="0in" fo:margin-top="0.1665in" fo:margin-bottom="0in" fo:text-align="justify" style:justify-single-word="false" fo:text-indent="-0.248in" style:auto-text-indent="false"/>
    </style:style>
    <style:style style:name="P36" style:family="paragraph" style:parent-style-name="Standard" style:list-style-name="WW8Num6">
      <style:paragraph-properties fo:margin-left="0.4957in" fo:margin-right="0in" fo:margin-top="0.25in" fo:margin-bottom="0in" fo:text-align="justify" style:justify-single-word="false" fo:text-indent="-0.248in" style:auto-text-indent="false"/>
      <style:text-properties fo:color="#000000" style:font-name="Arial" fo:font-size="10pt" fo:font-weight="bold" style:font-size-asian="10pt" style:font-weight-asian="bold" style:font-name-complex="Arial" style:font-size-complex="10pt" style:font-style-complex="italic"/>
    </style:style>
    <style:style style:name="P37" style:family="paragraph" style:parent-style-name="Standard" style:list-style-name="WW8Num1">
      <style:paragraph-properties fo:margin-top="0.0835in" fo:margin-bottom="0in" fo:text-align="justify" style:justify-single-word="false" fo:orphans="0" fo:widows="0" fo:background-color="#ffffff" style:text-autospace="none">
        <style:background-image/>
      </style:paragraph-properties>
      <style:text-properties fo:color="#000000" style:font-name="Arial" fo:font-size="10pt" fo:font-weight="normal" style:font-size-asian="10pt" style:font-weight-asian="normal" style:font-name-complex="Arial" style:font-size-complex="10pt" style:font-style-complex="italic" style:font-weight-complex="normal"/>
    </style:style>
    <style:style style:name="P38" style:family="paragraph" style:parent-style-name="Standard" style:list-style-name="WW8Num1">
      <style:paragraph-properties fo:margin-top="0.0835in" fo:margin-bottom="0in" fo:text-align="justify" style:justify-single-word="false" fo:orphans="0" fo:widows="0" fo:background-color="#ffffff" style:text-autospace="none">
        <style:background-image/>
      </style:paragraph-properties>
      <style:text-properties fo:color="#000000" style:font-name="Arial" fo:font-size="10pt" fo:font-weight="bold" style:font-size-asian="10pt" style:font-weight-asian="bold" style:font-name-complex="Arial" style:font-size-complex="10pt" style:font-style-complex="italic" style:font-weight-complex="bold"/>
    </style:style>
    <style:style style:name="P39" style:family="paragraph" style:parent-style-name="Text_20_body">
      <style:paragraph-properties fo:margin-top="0in" fo:margin-bottom="0in" fo:line-height="100%" fo:text-align="justify" style:justify-single-word="false"/>
      <style:text-properties style:font-name="Times New Roman" fo:font-size="10pt" fo:font-weight="normal" style:font-size-asian="10pt" style:font-weight-asian="normal" style:font-name-complex="Arial" style:font-size-complex="10pt" style:font-weight-complex="normal"/>
    </style:style>
    <style:style style:name="P40" style:family="paragraph" style:parent-style-name="Normální_20__28_web_29_">
      <style:paragraph-properties fo:line-height="100%" fo:text-align="justify" style:justify-single-word="false"/>
      <style:text-properties style:font-name="Times New Roman" fo:font-size="12pt" style:font-size-asian="12pt" style:font-size-complex="12pt"/>
    </style:style>
    <style:style style:name="P41" style:family="paragraph" style:parent-style-name="Normální_20__28_web_29_">
      <style:paragraph-properties fo:margin-top="0in" fo:margin-bottom="0in" fo:text-align="justify" style:justify-single-word="false"/>
      <style:text-properties style:font-name="Arial" fo:font-size="10pt" fo:font-weight="bold" style:font-size-asian="10pt" style:font-weight-asian="bold" style:font-name-complex="Arial" style:font-size-complex="10pt" style:font-weight-complex="bold"/>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font-weight-complex="bold"/>
    </style:style>
    <style:style style:name="T3" style:family="text">
      <style:text-properties style:font-name="Arial" fo:font-size="10pt" fo:font-weight="bold" style:font-size-asian="10pt" style:font-weight-asian="bold" style:font-name-complex="Arial" style:font-size-complex="10pt" style:font-weight-complex="bold"/>
    </style:style>
    <style:style style:name="T4" style:family="text">
      <style:text-properties style:font-name="Arial" fo:font-size="10pt" fo:font-weight="bold" style:font-size-asian="10pt" style:font-weight-asian="bold" style:font-name-complex="Arial" style:font-size-complex="10pt" style:font-style-complex="italic"/>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font-size-asian="10pt" style:font-name-complex="Arial" style:font-size-complex="10pt" style:font-style-complex="italic"/>
    </style:style>
    <style:style style:name="T7" style:family="text">
      <style:text-properties style:font-name="Arial" fo:font-size="10pt" style:text-underline-style="solid" style:text-underline-width="auto" style:text-underline-color="font-color" style:font-size-asian="10pt" style:font-name-complex="Arial" style:font-size-complex="10pt"/>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T9" style:family="text">
      <style:text-properties style:font-name="Arial" fo:font-size="10pt" style:text-underline-style="none" fo:font-weight="bold" style:font-size-asian="10pt" style:font-weight-asian="bold" style:font-name-complex="Arial" style:font-size-complex="10pt" style:font-weight-complex="bold"/>
    </style:style>
    <style:style style:name="T10" style:family="text">
      <style:text-properties style:font-name="Arial" fo:font-size="10pt" style:text-underline-style="none" fo:font-weight="bold" style:font-size-asian="10pt" style:font-weight-asian="bold" style:font-size-complex="10pt" style:font-weight-complex="bold"/>
    </style:style>
    <style:style style:name="T11" style:family="text">
      <style:text-properties style:font-name="Arial" fo:font-size="10pt" fo:language="en" fo:country="US" style:font-size-asian="10pt" style:font-name-complex="Arial" style:font-size-complex="10pt"/>
    </style:style>
    <style:style style:name="T12" style:family="text">
      <style:text-properties style:font-name="Arial" fo:font-size="10pt" fo:language="en" fo:country="US" fo:font-weight="bold" style:font-size-asian="10pt" style:font-weight-asian="bold" style:font-name-complex="Arial" style:font-size-complex="10pt" style:font-weight-complex="bold"/>
    </style:style>
    <style:style style:name="T13" style:family="text">
      <style:text-properties style:font-name="Arial" fo:font-size="10pt" fo:font-style="italic" style:font-size-asian="10pt" style:font-style-asian="italic" style:font-name-complex="Arial" style:font-size-complex="10pt" style:font-style-complex="italic"/>
    </style:style>
    <style:style style:name="T14" style:family="text">
      <style:text-properties style:font-name="Arial"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weight="bold" style:font-weight-asian="bold" style:font-name-complex="Arial" style:font-style-complex="italic"/>
    </style:style>
    <style:style style:name="T22" style:family="text">
      <style:text-properties fo:color="#000000" fo:font-weight="bold" style:font-weight-asian="bold" style:font-name-complex="Arial" style:font-style-complex="italic" style:font-weight-complex="bold"/>
    </style:style>
    <style:style style:name="T23" style:family="text">
      <style:text-properties fo:color="#000000" fo:font-size="10pt" fo:font-weight="bold" style:font-size-asian="10pt" style:font-weight-asian="bold" style:font-name-complex="Arial" style:font-size-complex="11pt" style:font-style-complex="italic"/>
    </style:style>
    <style:style style:name="T24" style:family="text">
      <style:text-properties fo:color="#000000" fo:font-size="10pt" fo:font-weight="bold" style:font-size-asian="10pt" style:font-weight-asian="bold" style:font-name-complex="Arial" style:font-size-complex="11pt" style:font-style-complex="italic" style:font-weight-complex="bold"/>
    </style:style>
    <style:style style:name="T25" style:family="text">
      <style:text-properties fo:color="#000000" style:font-name="Arial" fo:font-size="10pt" fo:font-weight="bold" style:font-size-asian="10pt" style:font-weight-asian="bold" style:font-name-complex="Arial" style:font-size-complex="10pt" style:font-style-complex="italic"/>
    </style:style>
    <style:style style:name="T26" style:family="text">
      <style:text-properties fo:font-size="10pt" fo:font-weight="bold" style:font-size-asian="10pt" style:font-weight-asian="bold" style:font-name-complex="Arial" style:font-size-complex="10pt" style:font-weight-complex="bold"/>
    </style:style>
    <style:style style:name="T27" style:family="text">
      <style:text-properties fo:font-size="10pt" fo:language="cs" fo:country="CZ" fo:font-weight="bold" style:font-size-asian="10pt" style:font-weight-asian="bold" style:font-name-complex="Arial" style:font-size-complex="10pt" style:font-weight-complex="bold"/>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style:font-size-asian="14pt" style:font-size-complex="14pt"/>
    </style:style>
    <style:style style:name="T30" style:family="text">
      <style:text-properties fo:font-size="14pt" fo:language="cs" fo:country="CZ" fo:font-weight="bold" style:font-size-asian="14pt" style:font-weight-asian="bold" style:font-size-complex="14pt" style:font-weight-complex="bold"/>
    </style:style>
    <style:style style:name="T31" style:family="text">
      <style:text-properties fo:font-size="14pt" fo:language="cs" fo:country="CZ" style:font-size-asian="14pt" style:font-size-complex="14pt"/>
    </style:style>
    <style:style style:name="T32" style:family="text">
      <style:text-properties fo:color="#ff6600" style:font-name="Arial" fo:font-size="10pt" fo:font-weight="bold" style:font-size-asian="10pt" style:font-weight-asian="bold" style:font-name-complex="Arial" style:font-size-complex="10pt" style:font-style-complex="italic"/>
    </style:style>
    <style:style style:name="T33" style:family="text">
      <style:text-properties fo:font-size="18pt" style:font-size-asian="18pt" style:font-size-complex="18pt"/>
    </style:style>
    <style:style style:name="T34" style:family="text">
      <style:text-properties fo:font-size="18pt" fo:language="cs" fo:country="CZ" style:font-size-asian="18pt" style:font-size-complex="18pt"/>
    </style:style>
    <style:style style:name="T35" style:family="text">
      <style:text-properties fo:language="cs" fo:country="CZ"/>
    </style:style>
    <style:style style:name="T36" style:family="text">
      <style:text-properties fo:language="cs" fo:country="CZ" fo:font-weight="bold" style:font-weight-asian="bold" style:font-name-complex="Arial" style:font-weight-complex="bold"/>
    </style:style>
    <style:style style:name="T37" style:family="text">
      <style:text-properties fo:font-size="12pt" style:font-size-asian="12pt" style:font-size-complex="12pt"/>
    </style:style>
    <style:style style:name="T38" style:family="text">
      <style:text-properties fo:font-size="12pt" fo:language="cs" fo:country="CZ" style:font-size-asian="12pt" style:font-size-complex="12pt"/>
    </style:style>
    <style:style style:name="T39" style:family="text">
      <style:text-properties style:font-name="Times New Roman" fo:font-size="14pt" style:font-size-asian="14pt" style:font-size-complex="14pt"/>
    </style:style>
    <style:style style:name="T40" style:family="text">
      <style:text-properties style:font-name="Times New Roman" fo:font-size="14pt" fo:language="cs" fo:country="CZ"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ab/><text:tab/><text:tab/><text:tab/><text:span text:style-name="T34">Úterý 11:00 <text:s text:c="18"/>Martin Lukeš</text:span></text:p>
      <text:p text:style-name="P29"><text:tab/><text:tab/><text:tab/><text:tab/><text:tab/></text:p>
      <text:p text:style-name="P29"/>
      <text:p text:style-name="P30"><text:tab/><text:tab/><text:tab/><text:tab/><text:tab/>HW <text:span text:style-name="T35">0</text:span></text:p>
      <text:p text:style-name="P30">Robert Darlington: HOW TO MAKE A GOOD PRESENTATION /an extract/</text:p>
      <text:p text:style-name="P31"/>
      <text:p text:style-name="P14">The first slide should announce the title <text:span text:style-name="T1">of</text:span> your presentation (try to make it catchy), the event and date, and your name and position. This may seem terribly obvious, but many speakers <text:span text:style-name="T15">miss </text:span><text:span text:style-name="T16">out </text:span><text:span text:style-name="T1">{not include}</text:span> some of this basic information and then weeks later listeners (or their colleagues back <text:span text:style-name="T1">in</text:span> the organisation) are not clear who made the presentation or when. </text:p>
      <text:p text:style-name="P14">The second slide should seize {chytit, popadnout} the attention of your audience <text:span text:style-name="T1">to</text:span> your presentation. It could be the central proposition of your presentation or a conventional wisdom that you wish to challenge or a relevant or witty { vtipna } quote <text:span text:style-name="T1">about</text:span> a leader <text:span text:style-name="T1">of</text:span> your field. If it is amusing or controversial or both, so much the better. </text:p>
      <text:p text:style-name="P15"><text:span text:style-name="T5">The third slide should </text:span><text:span text:style-name="T7">set </text:span><text:span text:style-name="T8">forth</text:span><text:span text:style-name="T9"> { s</text:span><text:span text:style-name="T10">tate or outline an opinion</text:span><text:span text:style-name="T14"> </text:span><text:span text:style-name="T9">}</text:span><text:span text:style-name="T5"> the structure of your presentation. The default structure should consist </text:span><text:span text:style-name="T3">of</text:span><text:span text:style-name="T5"> three themes that you intend to examine. </text:span><text:span text:style-name="T3">In</text:span><text:span text:style-name="T5"> a very short presentation, there might only be time for two; if you want to </text:span><text:span text:style-name="T7">look </text:span><text:span text:style-name="T8">over</text:span><text:span text:style-name="T5"> </text:span><text:span text:style-name="T3">{inspect}</text:span><text:span text:style-name="T5"> more than five areas, write a book instead. </text:span></text:p>
      <text:p text:style-name="P14">Each theme should be the subject <text:span text:style-name="T1">of</text:span> a small number of slides. Again, a good working assumption is that three slides for each theme is <text:span text:style-name="T1">about</text:span> <text:s/>right. Less than two and it isn't substantive enough to be a separate theme; more than five and it should probably be <text:span text:style-name="T15">broken </text:span><text:span text:style-name="T16">up</text:span> <text:span text:style-name="T1">{ break into many pieces }</text:span> <text:s/>into two themes. </text:p>
      <text:p text:style-name="P14">Each slide should have clear heading. A question is often a good way of winning attention - but, in that case, make sure you answer the question <text:span text:style-name="T1">in</text:span> the body of the slide. </text:p>
      <text:p text:style-name="P9"/>
      <text:p text:style-name="P14">Each slide should normally contain <text:span text:style-name="T1">about</text:span> 25-35 words, unless it is a quote (when you might use more) or contains an illustration (when you will probably use less). Too many words and your audience will have trouble reading the material; too few words and you're likely to be flashing <text:span text:style-name="T1">out</text:span> the slides and spending too much time clicking the mouse. </text:p>
      <text:p text:style-name="P14">Each bullet point should consist of an intelligible phrase, rather than merely a word or two that is meaningless <text:span text:style-name="T1">for</text:span> its own or conversely a complete sentence that is better delivered orally. So, <text:span text:style-name="T1">for</text:span> instance, do use "<text:span text:style-name="T15">Focus on</text:span><text:span text:style-name="T17"> </text:span><text:span text:style-name="T15">{</text:span><text:span text:style-name="T17">concentrate}</text:span> profitable and growing markets" rather than simply "Focus" or "Markets" or "It is necessary to focus on those markets which are profitable and growing rather than those which are loss-making and declining". Consider this test: your slides should make sense and be useful <text:span text:style-name="T1">to</text:span> someone who was not present <text:span text:style-name="T1">in</text:span> your presentation. </text:p>
      <text:p text:style-name="P14">Make appropriate use of pictures. It's a good idea to <text:span text:style-name="T15">break </text:span><text:span text:style-name="T16">out of</text:span><text:span text:style-name="T18"> </text:span><text:span text:style-name="T16">{uteci}</text:span> text <text:span text:style-name="T1">to</text:span> illustrations and it is true that a picture is worth a thousand words. </text:p>
      <text:list xml:id="list27230323" text:style-name="WW8Num4">
        <text:list-item>
          <text:p text:style-name="P32">The last slide should <text:span text:style-name="T15">set out</text:span><text:span text:style-name="T17"> </text:span><text:span text:style-name="T15">{display, show}</text:span> all appropriate contact details: certainly e-mail address and possibly snail mail address, the web site of your organisation, and any personal website or weblog if you have one. </text:p>
        </text:list-item>
      </text:list>
      <text:p text:style-name="P4"/>
      <text:p text:style-name="P5"/>
      <text:p text:style-name="P5"/>
      <text:p text:style-name="P5"/>
      <text:p text:style-name="P5"><text:tab/><text:tab/><text:tab/><text:tab/><text:tab/><text:span text:style-name="T37">HW </text:span><text:span text:style-name="T38">1</text:span></text:p>
      <text:p text:style-name="P4">Computers <text:span text:style-name="T1">in</text:span> your network connect <text:span text:style-name="T1">by</text:span> a kind <text:span text:style-name="T1">of</text:span> two-way conversation. Your network router constantly sends out its name, known as its SSID (service set identifier). Your wirelessly equipped PCs see that SSID, and then connect <text:span text:style-name="T1">with</text:span> the router <text:span text:style-name="T1">by</text:span> using the SSID name. So if someone knows your SSID, it makes it easier to connect <text:span text:style-name="T1">with</text:span> your router.</text:p>
      <text:p text:style-name="P1">When you buy a wireless router, it comes <text:span text:style-name="T1">with</text:span> a default SSID. That default SSID is the same <text:span text:style-name="T1">as</text:span> the thousands, or millions, <text:span text:style-name="T1">of</text:span> routers the manufacturer makes. So a would-be intruder can search <text:span text:style-name="T1">for</text:span> networks <text:span text:style-name="T1">with</text:span> a few common default SSIDs <text:span text:style-name="T1">from</text:span> the major manufacturers, and quickly find wireless networks. So a good line <text:span text:style-name="T1">of</text:span> defense is to change your network's SSID <text:span text:style-name="T1">from</text:span> the default <text:span text:style-name="T1">to</text:span> a unique name that others can't guess. <text:span text:style-name="T1">For</text:span> itself this isn't a great defense, because most war driving software will automatically find the SSIDs <text:span text:style-name="T1">of</text:span> any nearby networks. And Windows XP will automatically do the same thing. So you need to do more than just change the name. You also need to tell your network to stop broadcasting its SSID. Now only someone who knows the name will be able to connect <text:span text:style-name="T1">to</text:span> it.</text:p>
      <text:p text:style-name="P2"><text:soft-page-break/><text:tab/><text:tab/><text:tab/><text:tab/><text:tab/><text:span text:style-name="T39">HW </text:span><text:span text:style-name="T40">2</text:span></text:p>
      <text:list xml:id="list27221824" text:style-name="WW8Num5">
        <text:list-item>
          <text:p text:style-name="P33">First check your knowledge of the words and terms in the dictionary.</text:p>
        </text:list-item>
      </text:list>
      <text:p text:style-name="P16"/>
      <text:p text:style-name="P17"><text:span text:style-name="T5">expert level<text:tab/> </text:span><text:span text:style-name="T3">{vysoka uroven}</text:span><text:span text:style-name="T5"><text:tab/><text:tab/>acquisition </text:span><text:span text:style-name="T3">{prirustek}</text:span><text:span text:style-name="T5"><text:tab/><text:tab/><text:tab/><text:tab/></text:span></text:p>
      <text:p text:style-name="P17"><text:span text:style-name="T5">bring to bear </text:span><text:span text:style-name="T3">{pouzit}</text:span><text:span text:style-name="T5"><text:tab/><text:tab/><text:tab/>competence </text:span><text:span text:style-name="T3">{opravneni, povolanost}</text:span><text:span text:style-name="T5"><text:tab/> <text:tab/></text:span></text:p>
      <text:p text:style-name="P17"><text:span text:style-name="T5">body of knowledge </text:span><text:span text:style-name="T3">{soubor vedomosti}</text:span><text:span text:style-name="T5"><text:tab/></text:span><text:span text:style-name="T11">task area </text:span><text:span text:style-name="T12">{oblast ukolu}</text:span><text:span text:style-name="T11"> <text:tab/><text:tab/><text:tab/></text:span></text:p>
      <text:p text:style-name="P17"><text:span text:style-name="T11">reasoning with/under uncertainty </text:span><text:span text:style-name="T12">{uvaha s nejistotou}</text:span></text:p>
      <text:p text:style-name="P8"/>
      <text:list xml:id="list27313467" text:continue-numbering="true" text:style-name="WW8Num5">
        <text:list-item>
          <text:p text:style-name="P33">Translate the following sentences into Czech. Pay special attention to the appropriate translation of the –ing forms.</text:p>
        </text:list-item>
      </text:list>
      <text:p text:style-name="P16"/>
      <text:list xml:id="list27221609" text:style-name="WW8Num10">
        <text:list-item>
          <text:p text:style-name="P34"><text:span text:style-name="T5">AI's scientific goal is to understand intelligence by </text:span><text:span text:style-name="T7">building</text:span><text:span text:style-name="T5"> computer programs.</text:span></text:p>
        </text:list-item>
      </text:list>
      <text:p text:style-name="P18">Cil umele inteligence je porozumet inteligenci tvorbou pocitacovych programu.</text:p>
      <text:list xml:id="list27306318" text:continue-numbering="true" text:style-name="WW8Num10">
        <text:list-item>
          <text:p text:style-name="P34"><text:span text:style-name="T5">Most progress has been made in the area of problem </text:span><text:span text:style-name="T7">solving</text:span><text:span text:style-name="T5"> – concepts and methods for </text:span><text:span text:style-name="T7">building</text:span><text:span text:style-name="T5"> programs that </text:span><text:span text:style-name="T6">reason</text:span><text:span text:style-name="T5"> about problems rather than calculate a solution.</text:span></text:p>
        </text:list-item>
      </text:list>
      <text:p text:style-name="P18">Nejvetsi pokrok byl zaznamenan v sfere reseni problemu – koncepty a metody k stavbe programu, ktere uvazuji nad resenim misto, aby pocitali vysledky.</text:p>
      <text:list xml:id="list27289393" text:continue-numbering="true" text:style-name="WW8Num10">
        <text:list-item>
          <text:p text:style-name="P34"><text:span text:style-name="T5">AI programs that achieve expert-level competence in </text:span><text:span text:style-name="T7">solving</text:span><text:span text:style-name="T5"> problems in task areas by </text:span><text:span text:style-name="T7">bringing</text:span><text:span text:style-name="T5"> to bear a body of knowledge about specific tasks are called </text:span><text:span text:style-name="T13">knowledge-based</text:span><text:span text:style-name="T5"> or </text:span><text:span text:style-name="T13">expert systems</text:span><text:span text:style-name="T5">.</text:span></text:p>
        </text:list-item>
      </text:list>
      <text:p text:style-name="P18">Programy umele inteligence, ktere dosahli vysoke urovne schopnosti resit problemy v oboru prinesenim tela vedomosti o specifickem ukolu, aby ho vyresily, jsou pojmenovany expert-systems neboli systemy zalozene na vedomostech.</text:p>
      <text:list xml:id="list27293406" text:continue-numbering="true" text:style-name="WW8Num10">
        <text:list-item>
          <text:p text:style-name="P34"><text:span text:style-name="T5">An important subclass of methods for </text:span><text:span text:style-name="T7">reasoning</text:span><text:span text:style-name="T5"> with uncertainty is called "fuzzy logic".</text:span></text:p>
        </text:list-item>
      </text:list>
      <text:p text:style-name="P18">Dulezita podtrida metod pro uvazovani s nejistotou je pojmenovana fuzzy logic.</text:p>
      <text:list xml:id="list27301064" text:continue-numbering="true" text:style-name="WW8Num10">
        <text:list-item>
          <text:p text:style-name="P34"><text:span text:style-name="T5">Much of the future of expert systems depends on </text:span><text:span text:style-name="T7">breaking</text:span><text:span text:style-name="T5"> the knowledge acquisition bottleneck and in </text:span><text:span text:style-name="T7">codifying</text:span><text:span text:style-name="T5"> and representing a large knowledge infrastructure.</text:span></text:p>
        </text:list-item>
      </text:list>
      <text:p text:style-name="P9"><text:span text:style-name="T19"><text:tab/></text:span><text:span text:style-name="T20">Budoucnost <text:s/>expert systemu zavisi na zlomeni slabiny narustu vedomosti a v trideni <text:tab/>a reprezentaci velke vedomostni infrastruktury.</text:span></text:p>
      <text:p text:style-name="P10"/>
      <text:p text:style-name="P40"><text:span text:style-name="T2"><text:tab/><text:tab/><text:tab/><text:tab/><text:tab/>HW </text:span><text:span text:style-name="T36">3</text:span><text:span text:style-name="T22"><text:tab/></text:span><text:span text:style-name="T21">Translate into Czech.</text:span></text:p>
      <text:p text:style-name="P3">At today's price of about $2.50 a gallon, a $2-a-gallon tax would raise prices by about 80 percent (leaving them still more than $1 a gallon below price levels in Europe). Evidence suggests that an increase of that magnitude <text:span text:style-name="T1">{velikost, zavaznost}</text:span> would reduce consumption by more than 15 percent in the short run and almost 60 percent in the long run. These savings would be just the beginning, because higher prices would also intensify <text:span text:style-name="T1">{ zesilit }</text:span> the race to bring new fuel-efficient technologies to market.</text:p>
      <text:p text:style-name="P6">Pri dnesni cene $2,50 za galon by $2 dan zvedla ceny asi o 80% (nechavajic je stale $1 pod cenovou hranici v Evrope). Stopy naznacuji, ze zvyseni ceny snizi spotrebu o vice nez 15 % kratkodobe a temer 60% dlouhodobe. Tyto uspory by byly jen zacatek, protoze vyssi ceny by zesilily soutez o prineseni noveho paliva, ktere lepe vyuziva energii z benzinu, na trh. </text:p>
      <text:p text:style-name="P7"/>
      <text:p text:style-name="P7"/>
      <text:p text:style-name="P7"/>
      <text:p text:style-name="P7"/>
      <text:p text:style-name="P7"/>
      <text:p text:style-name="P7"><text:soft-page-break/><text:tab/><text:tab/><text:tab/><text:tab/><text:tab/><text:span text:style-name="T28">HW </text:span><text:span text:style-name="T30">4 </text:span></text:p>
      <text:p text:style-name="P7"><text:tab/>Before 30 years there were about none computers. People were staying in fronts to get bannanas, oranges, televisions... Ownership of a computer was sign of luxury. In 2009 not having personal computer at work and/or at home is weird. People that has no access to computer are homeless or have financial troubles. People in our time became addicted to modern technologies. Children are coming to school and there is one or more mobile phones in their pockets they can use to play games and survive boring lessons. When they are older they get their own computer to not be out. They use computers to play games, gather information, comunicate with friends and do some school work.</text:p>
      <text:p text:style-name="P7"><text:tab/>Some of them is programming – activity that was hidden to most of their parrents. It seems computers improved our lifes – we are able to do things faster – we can <text:s/>book tickets, buy and pay things from our homes, talk to people on another continent... But things has never been pure<text:span text:style-name="T17"> white or pure</text:span> black. People do things faster thanks to computers but sometimes they forgot to do things without them... I heard about 8 years old boy – he created one of the most popular PDA aplications... My friend told me: "Yeah he is king... But he lost his childerhood. His age group is playing football at the time he is working." Another friend told me about camp he has taken part of since he was 15. This year he took hi notebook to be in "contact with world".</text:p>
      <text:p text:style-name="P7"><text:tab/> Before 10 years was rare to own notebook at the university. In 2009 is rare to not own it at the university and common to own it at high school. </text:p>
      <text:p text:style-name="P7"><text:tab/>According to Bill Gates the biggest enemy of Microsoft is not open source software but pencil and a sheet of paper. <text:s text:c="2"/></text:p>
      <text:p text:style-name="P7"><text:tab/> </text:p>
      <text:p text:style-name="P7"/>
      <text:p text:style-name="P7"><text:tab/><text:tab/><text:tab/><text:tab/><text:tab/><text:span text:style-name="T28">HW </text:span><text:span text:style-name="T30">5</text:span></text:p>
      <text:p text:style-name="P21"><text:tab/><text:tab/><text:tab/>Read the passage and write a short summary.</text:p>
      <text:p text:style-name="P19">MR MOUT: Extreme reality</text:p>
      <text:p text:style-name="P11">MR MOUNT test bed is a training simulation. This model creates view of soldier dismounted of vehicle in combat – it is kind of nightmare because he is open to attack from all sides and from high up. The trainee can move around coutyard and hide behind objects. MR version of this test bed, is sourrouneded by environmental models (sky, clouds, and buildings in the distance). This is the view the trainee sees through the HMD.</text:p>
      <text:p text:style-name="P11">The environmental models are displayed, thereby completing the visual landscape. Show action control completes the effects to create realistic combat scenarios where the real world around the trainee feels physically responsive. It is done using computers to control lights, doors, window and other typer od on/off or modulated actions. System can monitor the trainee by an interface device and then change real environment <text:s/>based on the user's behavior. For example the lights can be shot out, resulting an audio feedback (like gunshot and shattered glass sounds) and visual changes (the real lights go out). Your ears can perceive activity where you cannot see it. In urban combat, where a response to a threat is measured in seconds, realistic audio representation is vital to creating a combat simulation and to training soldiers in basic tactics. </text:p>
      <text:p text:style-name="P11"/>
      <text:p text:style-name="P20"><text:s/>Standard 3D audio with earphones shuts out critical real-world sounds, such as a companion’s voice or a radio call but the typical surround audio is still 2D with audio assets designed for a desktop video game. </text:p>
      <text:p text:style-name="P20"/>
      <text:p text:style-name="P19"><text:tab/><text:tab/><text:tab/><text:tab/><text:tab/><text:span text:style-name="T29">HW </text:span><text:span text:style-name="T31">6</text:span></text:p>
      <text:list xml:id="list27224816" text:style-name="WW8Num6">
        <text:list-item>
          <text:list>
            <text:list-item>
              <text:p text:style-name="P35"><text:span text:style-name="T25">Some nouns are derived in a special way. For example: long-len</text:span><text:span text:style-name="T32">gth</text:span><text:span text:style-name="T25">/ grow-g</text:span><text:span text:style-name="T4">row</text:span><text:span text:style-name="T32">th.</text:span></text:p>
            </text:list-item>
          </text:list>
        </text:list-item>
      </text:list>
      <text:p text:style-name="P24">Now create adjectives and a verb from the nouns given.</text:p>
      <table:table table:name="Tabulka5" table:style-name="Tabulka5">
        <table:table-column table:style-name="Tabulka5.A"/>
        <table:table-column table:style-name="Tabulka5.B"/>
        <table:table-row table:style-name="Tabulka5.1">
          <table:table-cell table:style-name="Tabulka5.A1" office:value-type="string">
            <text:p text:style-name="P13"><text:span text:style-name="T25">Stren</text:span><text:span text:style-name="T32">gth</text:span></text:p>
          </table:table-cell>
          <table:table-cell table:style-name="Tabulka5.B1" office:value-type="string">
            <text:p text:style-name="P12">Strengthful, strenghten</text:p>
          </table:table-cell>
        </table:table-row>
        <table:table-row table:style-name="Tabulka5.1">
          <table:table-cell table:style-name="Tabulka5.A1" office:value-type="string">
            <text:p text:style-name="P13"><text:span text:style-name="T25">Wei</text:span><text:span text:style-name="T32">ght</text:span></text:p>
          </table:table-cell>
          <table:table-cell table:style-name="Tabulka5.B1" office:value-type="string">
            <text:p text:style-name="P12">Weigh, ---</text:p>
          </table:table-cell>
        </table:table-row>
        <table:table-row table:style-name="Tabulka5.1">
          <table:table-cell table:style-name="Tabulka5.A1" office:value-type="string">
            <text:p text:style-name="P13"><text:span text:style-name="T25">Hei</text:span><text:span text:style-name="T32">ght</text:span></text:p>
          </table:table-cell>
          <table:table-cell table:style-name="Tabulka5.B1" office:value-type="string">
            <text:p text:style-name="P12">High, heighten</text:p>
          </table:table-cell>
        </table:table-row>
        <table:table-row table:style-name="Tabulka5.1">
          <table:table-cell table:style-name="Tabulka5.A1" office:value-type="string">
            <text:p text:style-name="P13"><text:span text:style-name="T25">Wid</text:span><text:span text:style-name="T32">th</text:span></text:p>
          </table:table-cell>
          <table:table-cell table:style-name="Tabulka5.B1" office:value-type="string">
            <text:p text:style-name="P12">Wide, widen</text:p>
          </table:table-cell>
        </table:table-row>
        <table:table-row table:style-name="Tabulka5.1">
          <table:table-cell table:style-name="Tabulka5.A1" office:value-type="string">
            <text:p text:style-name="P13"><text:span text:style-name="T25">Dep</text:span><text:span text:style-name="T32">th</text:span></text:p>
          </table:table-cell>
          <table:table-cell table:style-name="Tabulka5.B1" office:value-type="string">
            <text:p text:style-name="P12">Deep, <text:s/>deepen</text:p>
          </table:table-cell>
        </table:table-row>
        <table:table-row table:style-name="Tabulka5.1">
          <table:table-cell table:style-name="Tabulka5.A1" office:value-type="string">
            <text:p text:style-name="P13"><text:span text:style-name="T25">Bread</text:span><text:span text:style-name="T32">th</text:span></text:p>
          </table:table-cell>
          <table:table-cell table:style-name="Tabulka5.B1" office:value-type="string">
            <text:p text:style-name="P12">Breathwise, breadthen</text:p>
          </table:table-cell>
        </table:table-row>
      </table:table>
      <text:list xml:id="list27302253" text:continue-numbering="true" text:style-name="WW8Num6">
        <text:list-item>
          <text:list>
            <text:list-item>
              <text:p text:style-name="P36">Observe the following words. What do they have in common? What do they mean?</text:p>
            </text:list-item>
          </text:list>
        </text:list-item>
      </text:list>
      <text:p text:style-name="P25">Tricycle, tricolour…</text:p>
      <text:p text:style-name="P25">Tri – three offs, three colors in one word...</text:p>
      <text:p text:style-name="P26">Do you know some more examples?</text:p>
      <text:p text:style-name="P27">Tripod, triangle, triumvirate, <text:span text:style-name="T35">trisection</text:span></text:p>
      <text:p text:style-name="P28"><text:soft-page-break/>Do you know other words formed in a similar way (with the prefix di-)?</text:p>
      <text:p text:style-name="P23"><text:tab/>Diode, dipol</text:p>
      <text:p text:style-name="P23"/>
      <text:p text:style-name="P22"><text:tab/><text:tab/><text:tab/><text:tab/><text:tab/><text:tab/><text:span text:style-name="T29">HW </text:span><text:span text:style-name="T31">7</text:span></text:p>
      <text:list xml:id="list27218245" text:style-name="WW8Num1">
        <text:list-item>
          <text:p text:style-name="P38">Write a short summary (about 150 words) of the text on data storage.</text:p>
          <text:p text:style-name="P37">A decade ago our photo collections was about 500 MB. Now they are measured in gigabytes. As our appetite for storage growth our hard drives are doing the same. Hitache unveiled it's new hard drive with capacity 1 TB. It looks like any other, but uses perpendicular magnetic recording. </text:p>
          <text:p text:style-name="P37">Some storage firms, such as SanDisk, are doing away with the mechanical hard drive completely trying to find solution in flash memories. Advantages of flash memories - A modified laptop using only flash memory can start up faster than an ordinary one; is less of a drain on battery power and is far less likely to suffer data loss when dropped. On the other hand flash memories are limited by it's capacity – 32 GB is currently the biggest flash memory.</text:p>
          <text:p text:style-name="P37">Optical storage is considered one of the best options thanks to reliability and endurance. Holographic disks start at 300GB capacity and store data all the way through the disk rather than just on the surface. Data is written using a split laser beam which creates holograms in the light sensitive material of the disk at the point of intersection. However those discs are really expensive - about $18,000 (£9,135) drive and $180 for media. </text:p>
          <text:p text:style-name="P37">The most acceptable solution to storage question is hard drive.It is avaible in the new form – external Serial ATA drive. This is an improvement because it does not use the slower types of connections your computer supports. <text:s text:c="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ální_20__28_web_29_" style:display-name="Normální (web)" style:family="paragraph" style:parent-style-name="Standard">
      <style:paragraph-properties fo:margin-top="0.1945in" fo:margin-bottom="0.1945in"/>
    </style:style>
    <style:style style:name="Normal_20__28_Web_29_" style:display-name="Normal (Web)" style:family="paragraph" style:parent-style-name="Standard">
      <style:paragraph-properties fo:margin-top="0.1945in" fo:margin-bottom="0.1945in"/>
      <style:text-properties fo:language="cs" fo:country="CZ"/>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9H36M47S</meta:editing-duration>
    <meta:editing-cycles>15</meta:editing-cycles>
    <meta:generator>OpenOffice.org/3.1$Win32 OpenOffice.org_project/310m11$Build-9399</meta:generator>
    <dc:date>2009-12-01T07:19:15.81</dc:date>
    <meta:document-statistic meta:table-count="1" meta:image-count="0" meta:object-count="0" meta:page-count="4" meta:paragraph-count="76" meta:word-count="2050" meta:character-count="12105"/>
    <meta:user-defined meta:name="Info 1"/>
    <meta:user-defined meta:name="Info 2"/>
    <meta:user-defined meta:name="Info 3"/>
    <meta:user-defined meta:name="Info 4"/>
  </office:meta>
</office:document-meta>
</file>